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svg:stroke-color="#c5000b" draw:fill="none" draw:textarea-horizontal-align="center" draw:textarea-vertical-align="middle"/>
    </style:style>
    <style:style style:name="gr5" style:family="graphic" style:parent-style-name="standard">
      <style:graphic-properties svg:stroke-color="#004586" draw:fill="none" draw:textarea-horizontal-align="center" draw:textarea-vertical-align="middle"/>
    </style:style>
    <style:style style:name="gr6" style:family="graphic" style:parent-style-name="standard">
      <style:graphic-properties svg:stroke-color="#c5000b" draw:marker-end="Small_20_Arrow" draw:marker-end-width="0.1cm" draw:textarea-horizontal-align="center" draw:textarea-vertical-align="middle"/>
    </style:style>
    <style:style style:name="gr7" style:family="graphic" style:parent-style-name="standard">
      <style:graphic-properties svg:stroke-color="#004586" draw:marker-end="Small_20_Arrow" draw:marker-end-width="0.1cm" draw:textarea-horizontal-align="center" draw:textarea-vertical-align="middle"/>
    </style:style>
    <style:style style:name="gr8" style:family="graphic" style:parent-style-name="standard">
      <style:graphic-properties draw:fill="hatch" draw:fill-color="#ffffff" draw:fill-hatch-name="Hatch_20_51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Hatch_20_51" draw:fill-hatch-solid="fals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1.03cm"/>
    </style:style>
    <style:style style:name="gr11" style:family="graphic" style:parent-style-name="standard">
      <style:graphic-properties svg:stroke-color="#004586" draw:textarea-horizontal-align="center" draw:textarea-vertical-align="middle"/>
    </style:style>
    <style:style style:name="gr12" style:family="graphic" style:parent-style-name="standard">
      <style:graphic-properties svg:stroke-color="#c5000b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4" style:family="graphic" style:parent-style-name="standard">
      <style:graphic-properties svg:stroke-color="#004586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ffffff" draw:fill-hatch-solid="false" draw:textarea-horizontal-align="justify" draw:textarea-vertical-align="middle" draw:auto-grow-height="false"/>
    </style:style>
    <style:style style:name="gr16" style:family="graphic" style:parent-style-name="standard">
      <style:graphic-properties draw:fill="hatch" draw:fill-color="#ffffff" draw:fill-hatch-name="Hatch_20_52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1.095cm"/>
    </style:style>
    <style:style style:name="gr19" style:family="graphic" style:parent-style-name="standard">
      <style:graphic-properties svg:stroke-width="0.051cm" svg:stroke-color="#c5000b" draw:marker-start-width="0.457cm" draw:marker-end-width="0.457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84d1" draw:marker-start-width="0.457cm" draw:marker-end-width="0.457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color="#0084d1" draw:marker-end="Small_20_Arrow" draw:marker-end-width="0.1cm" draw:textarea-horizontal-align="center" draw:textarea-vertical-align="middle"/>
    </style:style>
    <style:style style:name="gr22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5cm"/>
    </style:style>
    <style:style style:name="gr25" style:family="graphic" style:parent-style-name="standard">
      <style:graphic-properties draw:fill="hatch" draw:fill-color="#ffffff" draw:fill-hatch-name="Hatch_20_58" draw:fill-hatch-solid="false" draw:textarea-horizontal-align="justify" draw:textarea-vertical-align="middle" draw:auto-grow-height="false"/>
    </style:style>
    <style:style style:name="gr26" style:family="graphic" style:parent-style-name="standard">
      <style:graphic-properties draw:fill="hatch" draw:fill-color="#ffffff" draw:fill-hatch-name="Hatch_20_53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4cm"/>
    </style:style>
    <style:style style:name="gr28" style:family="graphic" style:parent-style-name="standard">
      <style:graphic-properties draw:fill="hatch" draw:fill-color="#ffffff" draw:fill-hatch-name="Hatch_20_56" draw:fill-hatch-solid="true" draw:textarea-horizontal-align="justify" draw:textarea-vertical-align="middle" draw:auto-grow-height="false"/>
    </style:style>
    <style:style style:name="gr29" style:family="graphic" style:parent-style-name="standard">
      <style:graphic-properties draw:fill="hatch" draw:fill-color="#ffffff" draw:fill-hatch-name="Hatch_20_55" draw:fill-hatch-solid="true" draw:textarea-horizontal-align="justify" draw:textarea-vertical-align="middle" draw:auto-grow-height="false"/>
    </style:style>
    <style:style style:name="gr30" style:family="graphic" style:parent-style-name="standard">
      <style:graphic-properties draw:fill="hatch" draw:fill-color="#ffffff" draw:fill-hatch-name="Hatch_20_57" draw:fill-hatch-solid="true" draw:textarea-horizontal-align="justify" draw:textarea-vertical-align="middle" draw:auto-grow-height="false"/>
    </style:style>
    <style:style style:name="gr31" style:family="graphic" style:parent-style-name="standard">
      <style:graphic-properties draw:fill="hatch" draw:fill-color="#ffffff" draw:fill-hatch-name="Hatch_20_52" draw:fill-hatch-solid="true" draw:textarea-horizontal-align="justify" draw:textarea-vertical-align="middle" draw:auto-grow-height="false"/>
    </style:style>
    <style:style style:name="gr32" style:family="graphic" style:parent-style-name="standard">
      <style:graphic-properties draw:fill="hatch" draw:fill-color="#ffffff" draw:fill-hatch-name="Hatch_20_54" draw:fill-hatch-solid="true" draw:textarea-horizontal-align="justify" draw:textarea-vertical-align="middle" draw:auto-grow-height="false"/>
    </style:style>
    <style:style style:name="gr33" style:family="graphic" style:parent-style-name="standard">
      <style:graphic-properties draw:fill="hatch" draw:fill-color="#ffffff" draw:fill-hatch-name="Hatch_20_53" draw:fill-hatch-solid="true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.96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.468cm"/>
    </style:style>
    <style:style style:name="gr39" style:family="graphic" style:parent-style-name="standard">
      <style:graphic-properties svg:stroke-color="#c0c0c0" draw:marker-end="Small_20_Arrow" draw:marker-end-width="0.08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c5000b" fo:font-size="10pt" style:font-size-asian="10pt" style:font-size-complex="10pt"/>
    </style:style>
    <style:style style:name="P4" style:family="paragraph">
      <style:text-properties fo:color="#004586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c5000b" fo:font-size="8pt" style:font-size-asian="8pt" style:font-size-complex="8pt"/>
    </style:style>
    <style:style style:name="P7" style:family="paragraph">
      <style:text-properties fo:color="#004586" fo:font-size="8pt" style:font-size-asian="8pt" style:font-size-complex="8pt"/>
    </style:style>
    <style:style style:name="P8" style:family="paragraph">
      <style:text-properties fo:color="#0066cc"/>
    </style:style>
    <style:style style:name="P9" style:family="paragraph">
      <style:text-properties fo:color="#0066cc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style:font-name="Times New Roman" fo:font-style="italic" style:font-style-asian="italic" style:font-style-complex="italic"/>
    </style:style>
    <style:style style:name="P12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color="#c5000b" style:text-position="sub 58%" fo:font-size="10pt" style:font-size-asian="10pt" style:font-size-complex="10pt"/>
    </style:style>
    <style:style style:name="T5" style:family="text">
      <style:text-properties fo:color="#004586" fo:font-size="10pt" style:font-size-asian="10pt" style:font-size-complex="10pt"/>
    </style:style>
    <style:style style:name="T6" style:family="text">
      <style:text-properties fo:color="#004586" style:text-position="sub 58%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5000b" fo:font-size="8pt" style:font-size-asian="8pt" style:font-size-complex="8pt"/>
    </style:style>
    <style:style style:name="T9" style:family="text">
      <style:text-properties fo:color="#004586" fo:font-size="8pt" style:font-size-asian="8pt" style:font-size-complex="8pt"/>
    </style:style>
    <style:style style:name="T10" style:family="text">
      <style:text-properties fo:color="#0066cc" fo:font-size="10pt" style:font-size-asian="10pt" style:font-size-complex="10pt"/>
    </style:style>
    <style:style style:name="T11" style:family="text">
      <style:text-properties style:font-name="Times New Roman" fo:font-style="italic" style:font-name-asian="Arial1" style:font-style-asian="italic" style:font-name-complex="Arial1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6.5cm" svg:x2="3cm" svg:y2="1.5cm">
          <text:p/>
        </draw:line>
        <draw:line draw:style-name="gr1" draw:text-style-name="P1" draw:layer="layout" svg:x1="3cm" svg:y1="6.5cm" svg:x2="9.5cm" svg:y2="6.5cm">
          <text:p/>
        </draw:line>
        <draw:frame draw:style-name="gr2" draw:text-style-name="P2" draw:layer="layout" svg:width="0.938cm" svg:height="0.968cm" svg:x="9.1cm" svg:y="6.3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8cm" svg:x="2.2cm" svg:y="1.001cm">
          <draw:text-box>
            <text:p><text:span text:style-name="T1">o</text:span><text:span text:style-name="T2">2</text:span></text:p>
          </draw:text-box>
        </draw:frame>
        <draw:g>
          <draw:line draw:style-name="gr1" draw:text-style-name="P1" draw:layer="layout" svg:x1="4.8cm" svg:y1="12.7cm" svg:x2="4.8cm" svg:y2="7.7cm">
            <text:p/>
          </draw:line>
          <draw:line draw:style-name="gr1" draw:text-style-name="P1" draw:layer="layout" svg:x1="4.8cm" svg:y1="12.7cm" svg:x2="11.3cm" svg:y2="12.7cm">
            <text:p/>
          </draw:line>
          <draw:frame draw:style-name="gr2" draw:text-style-name="P2" draw:layer="layout" svg:width="0.938cm" svg:height="0.968cm" svg:x="10.9cm" svg:y="12.5cm">
            <draw:text-box>
              <text:p><text:span text:style-name="T1">p</text:span><text:span text:style-name="T2">1</text:span></text:p>
            </draw:text-box>
          </draw:frame>
          <draw:frame draw:style-name="gr2" draw:text-style-name="P2" draw:layer="layout" svg:width="0.938cm" svg:height="0.968cm" svg:x="4cm" svg:y="7.201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4.8cm" svg:y1="12.7cm" svg:x2="1.8cm" svg:y2="15.7cm">
            <text:p/>
          </draw:line>
          <draw:frame draw:style-name="gr2" draw:text-style-name="P2" draw:layer="layout" svg:width="0.938cm" svg:height="0.968cm" svg:x="1.8cm" svg:y="15.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4.8cm" svg:y1="12.698cm" svg:x2="5.356cm" svg:y2="12.698cm">
            <text:p/>
          </draw:line>
          <draw:line draw:style-name="gr3" draw:text-style-name="P1" draw:layer="layout" svg:x1="5.321cm" svg:y1="12.698cm" svg:x2="5.877cm" svg:y2="12.698cm">
            <text:p/>
          </draw:line>
          <draw:line draw:style-name="gr3" draw:text-style-name="P1" draw:layer="layout" svg:x1="5.839cm" svg:y1="12.696cm" svg:x2="6.395cm" svg:y2="12.696cm">
            <text:p/>
          </draw:line>
          <draw:line draw:style-name="gr3" draw:text-style-name="P1" draw:layer="layout" svg:x1="6.36cm" svg:y1="12.696cm" svg:x2="6.916cm" svg:y2="12.696cm">
            <text:p/>
          </draw:line>
          <draw:line draw:style-name="gr3" draw:text-style-name="P1" draw:layer="layout" svg:x1="6.884cm" svg:y1="12.693cm" svg:x2="7.44cm" svg:y2="12.693cm">
            <text:p/>
          </draw:line>
          <draw:line draw:style-name="gr3" draw:text-style-name="P1" draw:layer="layout" svg:x1="7.405cm" svg:y1="12.693cm" svg:x2="7.961cm" svg:y2="12.693cm">
            <text:p/>
          </draw:line>
          <draw:line draw:style-name="gr3" draw:text-style-name="P1" draw:layer="layout" svg:x1="7.923cm" svg:y1="12.702cm" svg:x2="8.479cm" svg:y2="12.702cm">
            <text:p/>
          </draw:line>
          <draw:line draw:style-name="gr3" draw:text-style-name="P1" draw:layer="layout" svg:x1="8.444cm" svg:y1="12.702cm" svg:x2="9cm" svg:y2="12.702cm">
            <text:p/>
          </draw:line>
          <draw:line draw:style-name="gr3" draw:text-style-name="P1" draw:layer="layout" svg:x1="8.961cm" svg:y1="12.693cm" svg:x2="9.517cm" svg:y2="12.693cm">
            <text:p/>
          </draw:line>
          <draw:line draw:style-name="gr3" draw:text-style-name="P1" draw:layer="layout" svg:x1="9.479cm" svg:y1="12.702cm" svg:x2="10.035cm" svg:y2="12.702cm">
            <text:p/>
          </draw:line>
          <draw:line draw:style-name="gr3" draw:text-style-name="P1" draw:layer="layout" svg:x1="10cm" svg:y1="12.702cm" svg:x2="10.556cm" svg:y2="12.702cm">
            <text:p/>
          </draw:line>
          <draw:ellipse draw:style-name="gr4" draw:text-style-name="P1" draw:layer="layout" svg:width="1.345cm" svg:height="0.531cm" svg:x="4.684cm" svg:y="12.427cm">
            <text:p/>
          </draw:ellipse>
          <draw:ellipse draw:style-name="gr4" draw:text-style-name="P1" draw:layer="layout" svg:width="1.345cm" svg:height="0.531cm" svg:x="5.985cm" svg:y="12.428cm">
            <text:p/>
          </draw:ellipse>
          <draw:frame draw:style-name="gr2" draw:text-style-name="P3" draw:layer="layout" svg:width="2.373cm" svg:height="1.163cm" svg:x="5.119cm" svg:y="11.027cm">
            <draw:text-box>
              <text:p><text:span text:style-name="T3">Contiguous </text:span></text:p>
              <text:p><text:span text:style-name="T3">p</text:span><text:span text:style-name="T4">1</text:span><text:span text:style-name="T3">-intervals</text:span></text:p>
            </draw:text-box>
          </draw:frame>
          <draw:ellipse draw:style-name="gr5" draw:text-style-name="P1" draw:layer="layout" svg:width="1.123cm" svg:height="0.531cm" svg:x="7.584cm" svg:y="12.427cm">
            <text:p/>
          </draw:ellipse>
          <draw:ellipse draw:style-name="gr5" draw:text-style-name="P1" draw:layer="layout" svg:width="0.855cm" svg:height="0.531cm" svg:x="9.775cm" svg:y="12.428cm">
            <text:p/>
          </draw:ellipse>
          <draw:line draw:style-name="gr6" draw:text-style-name="P1" draw:layer="layout" svg:x1="5.78cm" svg:y1="11.971cm" svg:x2="5.53cm" svg:y2="12.589cm">
            <text:p/>
          </draw:line>
          <draw:line draw:style-name="gr6" draw:text-style-name="P1" draw:layer="layout" svg:x1="5.78cm" svg:y1="11.971cm" svg:x2="6.528cm" svg:y2="12.568cm">
            <text:p/>
          </draw:line>
          <draw:frame draw:style-name="gr2" draw:text-style-name="P4" draw:layer="layout" svg:width="2.94cm" svg:height="1.163cm" svg:x="8.32cm" svg:y="11.027cm">
            <draw:text-box>
              <text:p><text:span text:style-name="T5">Not contiguous </text:span></text:p>
              <text:p><text:span text:style-name="T5">p</text:span><text:span text:style-name="T6">1</text:span><text:span text:style-name="T5">-intervals</text:span></text:p>
            </draw:text-box>
          </draw:frame>
          <draw:line draw:style-name="gr7" draw:text-style-name="P1" draw:layer="layout" svg:x1="8.981cm" svg:y1="11.971cm" svg:x2="8.393cm" svg:y2="12.535cm">
            <text:p/>
          </draw:line>
          <draw:line draw:style-name="gr7" draw:text-style-name="P1" draw:layer="layout" svg:x1="8.981cm" svg:y1="11.971cm" svg:x2="9.971cm" svg:y2="12.518cm">
            <text:p/>
          </draw:line>
        </draw:g>
        <draw:line draw:style-name="gr1" draw:text-style-name="P1" draw:layer="layout" svg:x1="4.8cm" svg:y1="22.5cm" svg:x2="4.8cm" svg:y2="17.5cm">
          <text:p/>
        </draw:line>
        <draw:line draw:style-name="gr1" draw:text-style-name="P1" draw:layer="layout" svg:x1="4.8cm" svg:y1="22.5cm" svg:x2="11.3cm" svg:y2="22.5cm">
          <text:p/>
        </draw:line>
        <draw:frame draw:style-name="gr2" draw:text-style-name="P2" draw:layer="layout" svg:width="0.938cm" svg:height="0.968cm" svg:x="10.9cm" svg:y="22.3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cm" svg:y1="22.5cm" svg:x2="1.8cm" svg:y2="25.5cm">
          <text:p/>
        </draw:line>
        <draw:frame draw:style-name="gr2" draw:text-style-name="P2" draw:layer="layout" svg:width="0.938cm" svg:height="0.968cm" svg:x="1.8cm" svg:y="25.2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cm" svg:y1="22.498cm" svg:x2="5.356cm" svg:y2="22.498cm">
          <text:p/>
        </draw:line>
        <draw:line draw:style-name="gr3" draw:text-style-name="P1" draw:layer="layout" svg:x1="5.321cm" svg:y1="22.498cm" svg:x2="5.877cm" svg:y2="22.498cm">
          <text:p/>
        </draw:line>
        <draw:line draw:style-name="gr3" draw:text-style-name="P1" draw:layer="layout" svg:x1="5.839cm" svg:y1="22.496cm" svg:x2="6.395cm" svg:y2="22.496cm">
          <text:p/>
        </draw:line>
        <draw:line draw:style-name="gr3" draw:text-style-name="P1" draw:layer="layout" svg:x1="6.36cm" svg:y1="22.496cm" svg:x2="6.916cm" svg:y2="22.496cm">
          <text:p/>
        </draw:line>
        <draw:line draw:style-name="gr3" draw:text-style-name="P1" draw:layer="layout" svg:x1="6.884cm" svg:y1="22.493cm" svg:x2="7.44cm" svg:y2="22.493cm">
          <text:p/>
        </draw:line>
        <draw:line draw:style-name="gr3" draw:text-style-name="P1" draw:layer="layout" svg:x1="7.405cm" svg:y1="22.493cm" svg:x2="7.961cm" svg:y2="22.493cm">
          <text:p/>
        </draw:line>
        <draw:line draw:style-name="gr3" draw:text-style-name="P1" draw:layer="layout" svg:x1="7.923cm" svg:y1="22.502cm" svg:x2="8.479cm" svg:y2="22.502cm">
          <text:p/>
        </draw:line>
        <draw:line draw:style-name="gr3" draw:text-style-name="P1" draw:layer="layout" svg:x1="8.444cm" svg:y1="22.502cm" svg:x2="9cm" svg:y2="22.502cm">
          <text:p/>
        </draw:line>
        <draw:line draw:style-name="gr3" draw:text-style-name="P1" draw:layer="layout" svg:x1="8.961cm" svg:y1="22.493cm" svg:x2="9.517cm" svg:y2="22.493cm">
          <text:p/>
        </draw:line>
        <draw:line draw:style-name="gr3" draw:text-style-name="P1" draw:layer="layout" svg:x1="9.479cm" svg:y1="22.502cm" svg:x2="10.035cm" svg:y2="22.502cm">
          <text:p/>
        </draw:line>
        <draw:line draw:style-name="gr3" draw:text-style-name="P1" draw:layer="layout" svg:x1="10cm" svg:y1="22.502cm" svg:x2="10.556cm" svg:y2="22.502cm">
          <text:p/>
        </draw:line>
        <draw:custom-shape draw:style-name="gr8" draw:text-style-name="P1" draw:layer="layout" svg:width="2.033cm" svg:height="1.298cm" svg:x="5.095cm" svg:y="20.0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936cm" svg:height="1.053cm" svg:x="2.621cm" svg:y="22.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draw:layer="layout" svg:width="2.033cm" svg:height="1.298cm" svg:x="5.296cm" svg:y="22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229cm" svg:height="1.298cm" svg:x="6.1cm" svg:y="23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1.476cm" svg:height="0.649cm" svg:x="6.443cm" svg:y="19.256cm">
          <draw:text-box>
            <text:p><text:span text:style-name="T7">region</text:span></text:p>
          </draw:text-box>
        </draw:frame>
        <draw:frame draw:style-name="gr2" draw:text-style-name="P5" draw:layer="layout" svg:width="2.411cm" svg:height="0.649cm" svg:x="1.617cm" svg:y="21.926cm">
          <draw:text-box>
            <text:p><text:span text:style-name="T7">Not a region</text:span></text:p>
          </draw:text-box>
        </draw:frame>
        <draw:frame draw:style-name="gr10" draw:text-style-name="P5" draw:layer="layout" svg:width="1.53cm" svg:height="1.047cm" svg:x="7.344cm" svg:y="23.421cm">
          <draw:text-box>
            <text:p><text:span text:style-name="T7">Not a </text:span></text:p>
            <text:p><text:span text:style-name="T7">region</text:span></text:p>
          </draw:text-box>
        </draw:frame>
        <draw:frame draw:style-name="gr2" draw:text-style-name="P2" draw:layer="layout" svg:width="0.938cm" svg:height="0.968cm" svg:x="4cm" svg:y="16.901cm">
          <draw:text-box>
            <text:p><text:span text:style-name="T1">p</text:span><text:span text:style-name="T2">3</text:span></text:p>
          </draw:text-box>
        </draw:frame>
      </draw:page>
      <draw:page draw:name="page2" draw:style-name="dp1" draw:master-page-name="Default">
        <draw:line draw:style-name="gr1" draw:text-style-name="P1" draw:layer="layout" svg:x1="3cm" svg:y1="17.901cm" svg:x2="3cm" svg:y2="12.901cm">
          <text:p/>
        </draw:line>
        <draw:line draw:style-name="gr1" draw:text-style-name="P1" draw:layer="layout" svg:x1="3cm" svg:y1="17.901cm" svg:x2="9.5cm" svg:y2="17.901cm">
          <text:p/>
        </draw:line>
        <draw:frame draw:style-name="gr2" draw:text-style-name="P2" draw:layer="layout" svg:width="0.938cm" svg:height="0.968cm" svg:x="9.1cm" svg:y="17.701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8cm" svg:x="2.2cm" svg:y="12.402cm">
          <draw:text-box>
            <text:p><text:span text:style-name="T1">o</text:span><text:span text:style-name="T2">2</text:span></text:p>
          </draw:text-box>
        </draw:frame>
        <draw:g>
          <draw:line draw:style-name="gr11" draw:text-style-name="P1" draw:layer="layout" svg:x1="4.3cm" svg:y1="15.5cm" svg:x2="4.448cm" svg:y2="15.274cm">
            <text:p/>
          </draw:line>
          <draw:line draw:style-name="gr11" draw:text-style-name="P1" draw:layer="layout" svg:x1="4.3cm" svg:y1="15.274cm" svg:x2="4.448cm" svg:y2="15.5cm">
            <text:p/>
          </draw:line>
        </draw:g>
        <draw:g>
          <draw:line draw:style-name="gr11" draw:text-style-name="P1" draw:layer="layout" svg:x1="4.5cm" svg:y1="15.8cm" svg:x2="4.648cm" svg:y2="15.574cm">
            <text:p/>
          </draw:line>
          <draw:line draw:style-name="gr11" draw:text-style-name="P1" draw:layer="layout" svg:x1="4.5cm" svg:y1="15.574cm" svg:x2="4.648cm" svg:y2="15.8cm">
            <text:p/>
          </draw:line>
        </draw:g>
        <draw:g>
          <draw:line draw:style-name="gr11" draw:text-style-name="P1" draw:layer="layout" svg:x1="4.7cm" svg:y1="16cm" svg:x2="4.848cm" svg:y2="15.774cm">
            <text:p/>
          </draw:line>
          <draw:line draw:style-name="gr11" draw:text-style-name="P1" draw:layer="layout" svg:x1="4.7cm" svg:y1="15.774cm" svg:x2="4.848cm" svg:y2="16cm">
            <text:p/>
          </draw:line>
        </draw:g>
        <draw:g>
          <draw:line draw:style-name="gr11" draw:text-style-name="P1" draw:layer="layout" svg:x1="4.8cm" svg:y1="16.3cm" svg:x2="4.948cm" svg:y2="16.074cm">
            <text:p/>
          </draw:line>
          <draw:line draw:style-name="gr11" draw:text-style-name="P1" draw:layer="layout" svg:x1="4.8cm" svg:y1="16.074cm" svg:x2="4.948cm" svg:y2="16.3cm">
            <text:p/>
          </draw:line>
        </draw:g>
        <draw:g>
          <draw:line draw:style-name="gr11" draw:text-style-name="P1" draw:layer="layout" svg:x1="5cm" svg:y1="16.6cm" svg:x2="5.148cm" svg:y2="16.374cm">
            <text:p/>
          </draw:line>
          <draw:line draw:style-name="gr11" draw:text-style-name="P1" draw:layer="layout" svg:x1="5cm" svg:y1="16.374cm" svg:x2="5.148cm" svg:y2="16.6cm">
            <text:p/>
          </draw:line>
        </draw:g>
        <draw:g>
          <draw:line draw:style-name="gr11" draw:text-style-name="P1" draw:layer="layout" svg:x1="5.2cm" svg:y1="16.8cm" svg:x2="5.348cm" svg:y2="16.574cm">
            <text:p/>
          </draw:line>
          <draw:line draw:style-name="gr11" draw:text-style-name="P1" draw:layer="layout" svg:x1="5.2cm" svg:y1="16.574cm" svg:x2="5.348cm" svg:y2="16.8cm">
            <text:p/>
          </draw:line>
        </draw:g>
        <draw:g>
          <draw:line draw:style-name="gr11" draw:text-style-name="P1" draw:layer="layout" svg:x1="5.4cm" svg:y1="17cm" svg:x2="5.548cm" svg:y2="16.774cm">
            <text:p/>
          </draw:line>
          <draw:line draw:style-name="gr11" draw:text-style-name="P1" draw:layer="layout" svg:x1="5.4cm" svg:y1="16.774cm" svg:x2="5.548cm" svg:y2="17cm">
            <text:p/>
          </draw:line>
        </draw:g>
        <draw:g xml:id="id8" draw:id="id8">
          <draw:line draw:style-name="gr11" draw:text-style-name="P1" draw:layer="layout" svg:x1="5.6cm" svg:y1="17.2cm" svg:x2="5.748cm" svg:y2="16.974cm">
            <text:p/>
          </draw:line>
          <draw:line draw:style-name="gr11" draw:text-style-name="P1" draw:layer="layout" svg:x1="5.6cm" svg:y1="16.974cm" svg:x2="5.748cm" svg:y2="17.2cm">
            <text:p/>
          </draw:line>
        </draw:g>
        <draw:g xml:id="id4" draw:id="id4">
          <draw:line draw:style-name="gr12" draw:text-style-name="P1" draw:layer="layout" svg:x1="3.6cm" svg:y1="14.1cm" svg:x2="3.748cm" svg:y2="13.874cm">
            <text:p/>
          </draw:line>
          <draw:line draw:style-name="gr12" draw:text-style-name="P1" draw:layer="layout" svg:x1="3.6cm" svg:y1="13.874cm" svg:x2="3.748cm" svg:y2="14.1cm">
            <text:p/>
          </draw:line>
        </draw:g>
        <draw:g xml:id="id2" draw:id="id2">
          <draw:line draw:style-name="gr12" draw:text-style-name="P1" draw:layer="layout" svg:x1="4.6cm" svg:y1="16cm" svg:x2="4.748cm" svg:y2="15.774cm">
            <text:p/>
          </draw:line>
          <draw:line draw:style-name="gr12" draw:text-style-name="P1" draw:layer="layout" svg:x1="4.6cm" svg:y1="15.774cm" svg:x2="4.748cm" svg:y2="16cm">
            <text:p/>
          </draw:line>
        </draw:g>
        <draw:g xml:id="id5" draw:id="id5">
          <draw:line draw:style-name="gr12" draw:text-style-name="P1" draw:layer="layout" svg:x1="5cm" svg:y1="17.7cm" svg:x2="5.148cm" svg:y2="17.474cm">
            <text:p/>
          </draw:line>
          <draw:line draw:style-name="gr12" draw:text-style-name="P1" draw:layer="layout" svg:x1="5cm" svg:y1="17.474cm" svg:x2="5.148cm" svg:y2="17.7cm">
            <text:p/>
          </draw:line>
        </draw:g>
        <draw:g xml:id="id6" draw:id="id6">
          <draw:line draw:style-name="gr12" draw:text-style-name="P1" draw:layer="layout" svg:x1="7.4cm" svg:y1="17.9cm" svg:x2="7.548cm" svg:y2="17.674cm">
            <text:p/>
          </draw:line>
          <draw:line draw:style-name="gr12" draw:text-style-name="P1" draw:layer="layout" svg:x1="7.4cm" svg:y1="17.674cm" svg:x2="7.548cm" svg:y2="17.9cm">
            <text:p/>
          </draw:line>
        </draw:g>
        <draw:frame draw:style-name="gr13" draw:text-style-name="P6" xml:id="id3" draw:id="id3" draw:layer="layout" svg:width="2.339cm" svg:height="0.323cm" svg:x="5.396cm" svg:y="13.611cm">
          <draw:text-box>
            <text:p><text:span text:style-name="T8">High novelty score</text:span></text:p>
          </draw:text-box>
        </draw:frame>
        <draw:frame draw:style-name="gr13" draw:text-style-name="P6" xml:id="id1" draw:id="id1" draw:layer="layout" svg:width="1.678cm" svg:height="0.645cm" svg:x="2cm" svg:y="16.169cm">
          <draw:text-box>
            <text:p><text:span text:style-name="T8">Low </text:span></text:p>
            <text:p><text:span text:style-name="T8">novelty score</text:span></text:p>
          </draw:text-box>
        </draw:frame>
        <draw:connector draw:style-name="gr1" draw:text-style-name="P1" draw:layer="layout" draw:type="curve" svg:x1="3.678cm" svg:y1="16.491cm" svg:x2="3.678cm" svg:y2="16.491cm" draw:start-shape="id1" draw:end-shape="id1" svg:d="M3678 16491z" svg:viewBox="0 0 1 1">
          <text:p/>
        </draw:connector>
        <draw:connector draw:style-name="gr6" draw:text-style-name="P1" draw:layer="layout" draw:type="curve" svg:x1="2.839cm" svg:y1="16.169cm" svg:x2="4.6cm" svg:y2="15.887cm" draw:start-shape="id1" draw:start-glue-point="0" draw:end-shape="id2" draw:end-glue-point="3" svg:d="M2839 16169c0-188 587-282 1761-282" svg:viewBox="0 0 1762 283">
          <text:p/>
        </draw:connector>
        <draw:connector draw:style-name="gr6" draw:text-style-name="P1" draw:layer="layout" draw:type="curve" svg:x1="6.565cm" svg:y1="13.934cm" svg:x2="3.748cm" svg:y2="13.987cm" draw:start-shape="id3" draw:start-glue-point="2" draw:end-shape="id4" draw:end-glue-point="1" svg:d="M6565 13934c0 750-996 625-1391 451s-189-398-1426-398" svg:viewBox="0 0 2818 584">
          <text:p/>
        </draw:connector>
        <draw:connector draw:style-name="gr6" draw:text-style-name="P1" draw:layer="layout" draw:type="curve" svg:x1="6.565cm" svg:y1="13.934cm" svg:x2="5.148cm" svg:y2="17.587cm" draw:start-shape="id3" draw:start-glue-point="2" draw:end-shape="id5" draw:end-glue-point="1" svg:d="M6565 13934c0 2436-472 3653-1417 3653" svg:viewBox="0 0 1418 3654">
          <text:p/>
        </draw:connector>
        <draw:connector draw:style-name="gr6" draw:text-style-name="P1" draw:layer="layout" draw:type="curve" svg:x1="6.565cm" svg:y1="13.934cm" svg:x2="7.474cm" svg:y2="17.674cm" draw:start-shape="id3" draw:start-glue-point="2" draw:end-shape="id6" draw:end-glue-point="0" svg:d="M6565 13934c0 2805 909 935 909 3740" svg:viewBox="0 0 910 3741">
          <text:p/>
        </draw:connector>
        <draw:frame draw:style-name="gr13" draw:text-style-name="P7" xml:id="id7" draw:id="id7" draw:layer="layout" svg:width="1.107cm" svg:height="0.967cm" svg:x="6.168cm" svg:y="18.399cm">
          <draw:text-box>
            <text:p><text:span text:style-name="T9">Previous</text:span></text:p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6.721cm" svg:y1="18.399cm" svg:x2="5.674cm" svg:y2="17.2cm" draw:start-shape="id7" draw:start-glue-point="0" draw:end-shape="id8" draw:end-glue-point="2" svg:d="M6721 18399c0-898-1047-299-1047-1199" svg:viewBox="0 0 1048 1200">
          <text:p/>
        </draw:connector>
        <draw:custom-shape draw:style-name="gr14" draw:text-style-name="P1" draw:layer="layout" svg:width="0.702cm" svg:height="2.779cm" draw:transform="rotate (0.523598775598299) translate (4.025cm 1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94cm" svg:y1="25.189cm" svg:x2="5.194cm" svg:y2="20.189cm">
          <text:p/>
        </draw:line>
        <draw:line draw:style-name="gr1" draw:text-style-name="P1" draw:layer="layout" svg:x1="5.194cm" svg:y1="25.189cm" svg:x2="11.694cm" svg:y2="25.189cm">
          <text:p/>
        </draw:line>
        <draw:frame draw:style-name="gr2" draw:text-style-name="P2" draw:layer="layout" svg:width="0.938cm" svg:height="0.968cm" svg:x="11.294cm" svg:y="24.98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25.189cm" svg:x2="2.194cm" svg:y2="28.189cm">
          <text:p/>
        </draw:line>
        <draw:frame draw:style-name="gr2" draw:text-style-name="P2" draw:layer="layout" svg:width="0.938cm" svg:height="0.968cm" svg:x="2.194cm" svg:y="27.889cm">
          <draw:text-box>
            <text:p><text:span text:style-name="T1">p</text:span><text:span text:style-name="T2">3</text:span></text:p>
          </draw:text-box>
        </draw:frame>
        <draw:custom-shape draw:style-name="gr15" draw:text-style-name="P1" draw:layer="layout" svg:width="1.713cm" svg:height="1.059cm" svg:x="5.489cm" svg:y="21.9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38cm" svg:height="0.968cm" svg:x="4.394cm" svg:y="19.59cm">
          <draw:text-box>
            <text:p><text:span text:style-name="T1">p</text:span><text:span text:style-name="T2">3</text:span></text:p>
          </draw:text-box>
        </draw:frame>
        <draw:custom-shape draw:style-name="gr15" draw:text-style-name="P1" draw:layer="layout" svg:width="2.938cm" svg:height="2.903cm" svg:x="5.849cm" svg:y="24.50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2" draw:text-style-name="P1" draw:layer="layout" svg:x1="5.7cm" svg:y1="22.3cm" svg:x2="5.848cm" svg:y2="22.074cm">
            <text:p/>
          </draw:line>
          <draw:line draw:style-name="gr12" draw:text-style-name="P1" draw:layer="layout" svg:x1="5.7cm" svg:y1="22.074cm" svg:x2="5.848cm" svg:y2="22.3cm">
            <text:p/>
          </draw:line>
        </draw:g>
        <draw:g>
          <draw:line draw:style-name="gr12" draw:text-style-name="P1" draw:layer="layout" svg:x1="6.1cm" svg:y1="22.6cm" svg:x2="6.248cm" svg:y2="22.374cm">
            <text:p/>
          </draw:line>
          <draw:line draw:style-name="gr12" draw:text-style-name="P1" draw:layer="layout" svg:x1="6.1cm" svg:y1="22.374cm" svg:x2="6.248cm" svg:y2="22.6cm">
            <text:p/>
          </draw:line>
        </draw:g>
        <draw:g>
          <draw:line draw:style-name="gr12" draw:text-style-name="P1" draw:layer="layout" svg:x1="6.8cm" svg:y1="22.1cm" svg:x2="6.948cm" svg:y2="21.874cm">
            <text:p/>
          </draw:line>
          <draw:line draw:style-name="gr12" draw:text-style-name="P1" draw:layer="layout" svg:x1="6.8cm" svg:y1="21.874cm" svg:x2="6.948cm" svg:y2="22.1cm">
            <text:p/>
          </draw:line>
        </draw:g>
        <draw:g>
          <draw:line draw:style-name="gr12" draw:text-style-name="P1" draw:layer="layout" svg:x1="5.6cm" svg:y1="22.9cm" svg:x2="5.748cm" svg:y2="22.674cm">
            <text:p/>
          </draw:line>
          <draw:line draw:style-name="gr12" draw:text-style-name="P1" draw:layer="layout" svg:x1="5.6cm" svg:y1="22.674cm" svg:x2="5.748cm" svg:y2="22.9cm">
            <text:p/>
          </draw:line>
        </draw:g>
        <draw:g>
          <draw:line draw:style-name="gr12" draw:text-style-name="P1" draw:layer="layout" svg:x1="6.6cm" svg:y1="22.7cm" svg:x2="6.748cm" svg:y2="22.474cm">
            <text:p/>
          </draw:line>
          <draw:line draw:style-name="gr12" draw:text-style-name="P1" draw:layer="layout" svg:x1="6.6cm" svg:y1="22.474cm" svg:x2="6.748cm" svg:y2="22.7cm">
            <text:p/>
          </draw:line>
        </draw:g>
        <draw:g>
          <draw:line draw:style-name="gr12" draw:text-style-name="P1" draw:layer="layout" svg:x1="6.3cm" svg:y1="25.7cm" svg:x2="6.448cm" svg:y2="25.474cm">
            <text:p/>
          </draw:line>
          <draw:line draw:style-name="gr12" draw:text-style-name="P1" draw:layer="layout" svg:x1="6.3cm" svg:y1="25.474cm" svg:x2="6.448cm" svg:y2="25.7cm">
            <text:p/>
          </draw:line>
        </draw:g>
        <draw:g>
          <draw:line draw:style-name="gr12" draw:text-style-name="P1" draw:layer="layout" svg:x1="8.3cm" svg:y1="26.7cm" svg:x2="8.448cm" svg:y2="26.474cm">
            <text:p/>
          </draw:line>
          <draw:line draw:style-name="gr12" draw:text-style-name="P1" draw:layer="layout" svg:x1="8.3cm" svg:y1="26.474cm" svg:x2="8.448cm" svg:y2="26.7cm">
            <text:p/>
          </draw:line>
        </draw:g>
        <draw:g>
          <draw:line draw:style-name="gr12" draw:text-style-name="P1" draw:layer="layout" svg:x1="7.9cm" svg:y1="25cm" svg:x2="8.048cm" svg:y2="24.774cm">
            <text:p/>
          </draw:line>
          <draw:line draw:style-name="gr12" draw:text-style-name="P1" draw:layer="layout" svg:x1="7.9cm" svg:y1="24.774cm" svg:x2="8.048cm" svg:y2="25cm">
            <text:p/>
          </draw:line>
        </draw:g>
        <draw:g>
          <draw:line draw:style-name="gr12" draw:text-style-name="P1" draw:layer="layout" svg:x1="6.2cm" svg:y1="27cm" svg:x2="6.348cm" svg:y2="26.774cm">
            <text:p/>
          </draw:line>
          <draw:line draw:style-name="gr12" draw:text-style-name="P1" draw:layer="layout" svg:x1="6.2cm" svg:y1="26.774cm" svg:x2="6.348cm" svg:y2="27cm">
            <text:p/>
          </draw:line>
        </draw:g>
        <draw:g>
          <draw:line draw:style-name="gr12" draw:text-style-name="P1" draw:layer="layout" svg:x1="7.2cm" svg:y1="27.3cm" svg:x2="7.348cm" svg:y2="27.074cm">
            <text:p/>
          </draw:line>
          <draw:line draw:style-name="gr12" draw:text-style-name="P1" draw:layer="layout" svg:x1="7.2cm" svg:y1="27.074cm" svg:x2="7.348cm" svg:y2="27.3cm">
            <text:p/>
          </draw:line>
        </draw:g>
      </draw:page>
      <draw:page draw:name="page3" draw:style-name="dp1" draw:master-page-name="Default">
        <draw:g>
          <draw:line draw:style-name="gr1" draw:text-style-name="P1" draw:layer="layout" svg:x1="7.599cm" svg:y1="24.74cm" svg:x2="7.599cm" svg:y2="19.74cm">
            <text:p/>
          </draw:line>
          <draw:line draw:style-name="gr1" draw:text-style-name="P1" draw:layer="layout" svg:x1="7.499cm" svg:y1="24.74cm" svg:x2="12.406cm" svg:y2="24.74cm">
            <text:p/>
          </draw:line>
          <draw:frame draw:style-name="gr2" draw:text-style-name="P2" draw:layer="layout" svg:width="0.938cm" svg:height="0.968cm" svg:x="11.799cm" svg:y="24.54cm">
            <draw:text-box>
              <text:p><text:span text:style-name="T1">p</text:span><text:span text:style-name="T2">1</text:span></text:p>
            </draw:text-box>
          </draw:frame>
          <draw:line draw:style-name="gr1" draw:text-style-name="P1" draw:layer="layout" svg:x1="7.599cm" svg:y1="24.74cm" svg:x2="3.77cm" svg:y2="28.569cm">
            <text:p/>
          </draw:line>
          <draw:frame draw:style-name="gr2" draw:text-style-name="P2" draw:layer="layout" svg:width="0.938cm" svg:height="0.968cm" svg:x="4.199cm" svg:y="27.9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7.599cm" svg:y1="24.738cm" svg:x2="8.155cm" svg:y2="24.738cm">
            <text:p/>
          </draw:line>
          <draw:custom-shape draw:style-name="gr8" draw:text-style-name="P1" draw:layer="layout" svg:width="2.033cm" svg:height="1.298cm" svg:x="7.894cm" svg:y="21.4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2" draw:text-style-name="P5" draw:layer="layout" svg:width="2.276cm" svg:height="1.047cm" svg:x="9.438cm" svg:y="20.513cm">
            <draw:text-box>
              <text:p><text:span text:style-name="T7">Contiguous</text:span></text:p>
              <text:p><text:span text:style-name="T7">regions</text:span></text:p>
            </draw:text-box>
          </draw:frame>
          <draw:frame draw:style-name="gr2" draw:text-style-name="P2" draw:layer="layout" svg:width="0.938cm" svg:height="0.968cm" svg:x="6.799cm" svg:y="19.141cm">
            <draw:text-box>
              <text:p><text:span text:style-name="T1">p</text:span><text:span text:style-name="T2">2</text:span></text:p>
            </draw:text-box>
          </draw:frame>
          <draw:custom-shape draw:style-name="gr16" draw:text-style-name="P1" draw:layer="layout" svg:width="2.033cm" svg:height="1.298cm" svg:x="9.595cm" svg:y="21.4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2.033cm" svg:height="1.298cm" svg:x="9.394cm" svg:y="24.1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2.033cm" svg:height="1.298cm" svg:x="9.374cm" svg:y="25.1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2.033cm" svg:height="1.298cm" svg:x="5.694cm" svg:y="23.2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1.462cm" svg:height="1.298cm" svg:x="6.275cm" svg:y="24.18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2.033cm" svg:height="1.298cm" svg:x="6.494cm" svg:y="26.0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" draw:layer="layout" svg:width="2.033cm" svg:height="1.298cm" svg:x="8.195cm" svg:y="27.0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2" draw:text-style-name="P5" draw:layer="layout" svg:width="2.276cm" svg:height="1.047cm" svg:x="8.191cm" svg:y="23.363cm">
            <draw:text-box>
              <text:p><text:span text:style-name="T7">Contiguous</text:span></text:p>
              <text:p><text:span text:style-name="T7">regions</text:span></text:p>
            </draw:text-box>
          </draw:frame>
          <draw:frame draw:style-name="gr2" draw:text-style-name="P5" draw:layer="layout" svg:width="2.843cm" svg:height="1.047cm" svg:x="5.456cm" svg:y="27.349cm">
            <draw:text-box>
              <text:p><text:span text:style-name="T7">Not contiguous</text:span></text:p>
              <text:p><text:span text:style-name="T7">regions</text:span></text:p>
            </draw:text-box>
          </draw:frame>
          <draw:frame draw:style-name="gr2" draw:text-style-name="P5" draw:layer="layout" svg:width="2.843cm" svg:height="1.047cm" svg:x="4.157cm" svg:y="22.65cm">
            <draw:text-box>
              <text:p><text:span text:style-name="T7">Not contiguous</text:span></text:p>
              <text:p><text:span text:style-name="T7">regions</text:span></text:p>
            </draw:text-box>
          </draw:frame>
        </draw:g>
      </draw:page>
      <draw:page draw:name="page4" draw:style-name="dp1" draw:master-page-name="Default">
        <draw:g>
          <draw:line draw:style-name="gr1" draw:text-style-name="P1" draw:layer="layout" svg:x1="3.081cm" svg:y1="10.57cm" svg:x2="3.081cm" svg:y2="8.812cm">
            <text:p/>
          </draw:line>
          <draw:line draw:style-name="gr1" draw:text-style-name="P1" draw:layer="layout" svg:x1="3.081cm" svg:y1="10.57cm" svg:x2="7.45cm" svg:y2="10.57cm">
            <text:p/>
          </draw:line>
          <draw:frame draw:style-name="gr17" draw:text-style-name="P2" draw:layer="layout" svg:width="0.938cm" svg:height="0.968cm" svg:x="7.181cm" svg:y="10.435cm">
            <draw:text-box>
              <text:p><text:span text:style-name="T1">p</text:span><text:span text:style-name="T2">1</text:span></text:p>
            </draw:text-box>
          </draw:frame>
          <draw:frame draw:style-name="gr17" draw:text-style-name="P2" draw:layer="layout" svg:width="0.938cm" svg:height="0.968cm" svg:x="2.244cm" svg:y="8.174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3.081cm" svg:y1="10.57cm" svg:x2="1.899cm" svg:y2="11.752cm">
            <text:p/>
          </draw:line>
          <draw:frame draw:style-name="gr17" draw:text-style-name="P2" draw:layer="layout" svg:width="0.938cm" svg:height="0.968cm" svg:x="1.165cm" svg:y="10.78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3.081cm" svg:y1="10.568cm" svg:x2="3.455cm" svg:y2="10.568cm">
            <text:p/>
          </draw:line>
          <draw:line draw:style-name="gr3" draw:text-style-name="P1" draw:layer="layout" svg:x1="3.431cm" svg:y1="10.568cm" svg:x2="3.805cm" svg:y2="10.568cm">
            <text:p/>
          </draw:line>
          <draw:line draw:style-name="gr3" draw:text-style-name="P1" draw:layer="layout" svg:x1="3.78cm" svg:y1="10.567cm" svg:x2="4.154cm" svg:y2="10.567cm">
            <text:p/>
          </draw:line>
          <draw:line draw:style-name="gr3" draw:text-style-name="P1" draw:layer="layout" svg:x1="4.13cm" svg:y1="10.567cm" svg:x2="4.504cm" svg:y2="10.567cm">
            <text:p/>
          </draw:line>
          <draw:line draw:style-name="gr3" draw:text-style-name="P1" draw:layer="layout" svg:x1="4.482cm" svg:y1="10.565cm" svg:x2="4.856cm" svg:y2="10.565cm">
            <text:p/>
          </draw:line>
          <draw:line draw:style-name="gr3" draw:text-style-name="P1" draw:layer="layout" svg:x1="4.832cm" svg:y1="10.565cm" svg:x2="5.206cm" svg:y2="10.565cm">
            <text:p/>
          </draw:line>
          <draw:line draw:style-name="gr3" draw:text-style-name="P1" draw:layer="layout" svg:x1="5.18cm" svg:y1="10.571cm" svg:x2="5.554cm" svg:y2="10.571cm">
            <text:p/>
          </draw:line>
          <draw:line draw:style-name="gr3" draw:text-style-name="P1" draw:layer="layout" svg:x1="5.53cm" svg:y1="10.571cm" svg:x2="5.904cm" svg:y2="10.571cm">
            <text:p/>
          </draw:line>
          <draw:line draw:style-name="gr3" draw:text-style-name="P1" draw:layer="layout" svg:x1="5.878cm" svg:y1="10.565cm" svg:x2="6.252cm" svg:y2="10.565cm">
            <text:p/>
          </draw:line>
          <draw:line draw:style-name="gr3" draw:text-style-name="P1" draw:layer="layout" svg:x1="6.226cm" svg:y1="10.571cm" svg:x2="6.6cm" svg:y2="10.571cm">
            <text:p/>
          </draw:line>
          <draw:line draw:style-name="gr3" draw:text-style-name="P1" draw:layer="layout" svg:x1="6.576cm" svg:y1="10.571cm" svg:x2="6.95cm" svg:y2="10.571cm">
            <text:p/>
          </draw:line>
          <draw:frame draw:style-name="gr18" draw:text-style-name="P3" draw:layer="layout" svg:width="2.936cm" svg:height="0.782cm" svg:x="3.296cm" svg:y="9.045cm">
            <draw:text-box>
              <text:p><text:span text:style-name="T3">Original interval</text:span></text:p>
            </draw:text-box>
          </draw:frame>
          <draw:custom-shape draw:style-name="gr19" draw:text-style-name="P1" draw:layer="layout" svg:width="2.431cm" svg:height="0.481cm" svg:x="3.626cm" svg:y="10.31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994cm" svg:y1="9.536cm" svg:x2="4.995cm" svg:y2="10.124cm">
            <text:p/>
          </draw:line>
        </draw:g>
        <draw:g>
          <draw:line draw:style-name="gr1" draw:text-style-name="P1" draw:layer="layout" svg:x1="3.081cm" svg:y1="14.07cm" svg:x2="3.081cm" svg:y2="12.312cm">
            <text:p/>
          </draw:line>
          <draw:line draw:style-name="gr1" draw:text-style-name="P1" draw:layer="layout" svg:x1="3.081cm" svg:y1="14.07cm" svg:x2="7.45cm" svg:y2="14.07cm">
            <text:p/>
          </draw:line>
          <draw:frame draw:style-name="gr17" draw:text-style-name="P2" draw:layer="layout" svg:width="0.938cm" svg:height="0.968cm" svg:x="7.181cm" svg:y="13.935cm">
            <draw:text-box>
              <text:p><text:span text:style-name="T1">p</text:span><text:span text:style-name="T2">1</text:span></text:p>
            </draw:text-box>
          </draw:frame>
          <draw:frame draw:style-name="gr17" draw:text-style-name="P2" draw:layer="layout" svg:width="0.938cm" svg:height="0.968cm" svg:x="2.244cm" svg:y="11.674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3.081cm" svg:y1="14.07cm" svg:x2="1.899cm" svg:y2="15.252cm">
            <text:p/>
          </draw:line>
          <draw:frame draw:style-name="gr17" draw:text-style-name="P2" draw:layer="layout" svg:width="0.938cm" svg:height="0.968cm" svg:x="1.165cm" svg:y="14.28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3.081cm" svg:y1="14.068cm" svg:x2="3.455cm" svg:y2="14.068cm">
            <text:p/>
          </draw:line>
          <draw:line draw:style-name="gr3" draw:text-style-name="P1" draw:layer="layout" svg:x1="3.431cm" svg:y1="14.068cm" svg:x2="3.805cm" svg:y2="14.068cm">
            <text:p/>
          </draw:line>
          <draw:line draw:style-name="gr3" draw:text-style-name="P1" draw:layer="layout" svg:x1="3.78cm" svg:y1="14.067cm" svg:x2="4.154cm" svg:y2="14.067cm">
            <text:p/>
          </draw:line>
          <draw:line draw:style-name="gr3" draw:text-style-name="P1" draw:layer="layout" svg:x1="4.13cm" svg:y1="14.067cm" svg:x2="4.504cm" svg:y2="14.067cm">
            <text:p/>
          </draw:line>
          <draw:line draw:style-name="gr3" draw:text-style-name="P1" draw:layer="layout" svg:x1="4.482cm" svg:y1="14.065cm" svg:x2="4.856cm" svg:y2="14.065cm">
            <text:p/>
          </draw:line>
          <draw:line draw:style-name="gr3" draw:text-style-name="P1" draw:layer="layout" svg:x1="4.832cm" svg:y1="14.065cm" svg:x2="5.206cm" svg:y2="14.065cm">
            <text:p/>
          </draw:line>
          <draw:line draw:style-name="gr3" draw:text-style-name="P1" draw:layer="layout" svg:x1="5.18cm" svg:y1="14.071cm" svg:x2="5.554cm" svg:y2="14.071cm">
            <text:p/>
          </draw:line>
          <draw:line draw:style-name="gr3" draw:text-style-name="P1" draw:layer="layout" svg:x1="5.53cm" svg:y1="14.071cm" svg:x2="5.904cm" svg:y2="14.071cm">
            <text:p/>
          </draw:line>
          <draw:line draw:style-name="gr3" draw:text-style-name="P1" draw:layer="layout" svg:x1="5.878cm" svg:y1="14.065cm" svg:x2="6.252cm" svg:y2="14.065cm">
            <text:p/>
          </draw:line>
          <draw:line draw:style-name="gr3" draw:text-style-name="P1" draw:layer="layout" svg:x1="6.226cm" svg:y1="14.071cm" svg:x2="6.6cm" svg:y2="14.071cm">
            <text:p/>
          </draw:line>
          <draw:line draw:style-name="gr3" draw:text-style-name="P1" draw:layer="layout" svg:x1="6.576cm" svg:y1="14.071cm" svg:x2="6.95cm" svg:y2="14.071cm">
            <text:p/>
          </draw:line>
          <draw:frame draw:style-name="gr18" draw:text-style-name="P9" draw:layer="layout" svg:width="2.432cm" svg:height="0.782cm" svg:x="3.296cm" svg:y="14.645cm">
            <draw:text-box>
              <text:p text:style-name="P8"><text:span text:style-name="T10">Subintervals</text:span></text:p>
            </draw:text-box>
          </draw:frame>
          <draw:custom-shape draw:style-name="gr20" draw:text-style-name="P1" draw:layer="layout" svg:width="1.345cm" svg:height="0.481cm" svg:x="3.626cm" svg:y="13.8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987cm" svg:height="0.481cm" svg:x="5.026cm" svg:y="13.8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.841cm" svg:y1="14.822cm" svg:x2="4.221cm" svg:y2="14.338cm">
            <text:p/>
          </draw:line>
          <draw:line draw:style-name="gr21" draw:text-style-name="P1" draw:layer="layout" svg:x1="4.852cm" svg:y1="14.822cm" svg:x2="5.422cm" svg:y2="14.355cm">
            <text:p/>
          </draw:line>
        </draw:g>
        <draw:line draw:style-name="gr22" draw:text-style-name="P10" draw:layer="layout" svg:x1="4.804cm" svg:y1="11.392cm" svg:x2="4.801cm" svg:y2="12.849cm">
          <text:p/>
        </draw:line>
        <draw:frame draw:style-name="gr2" draw:text-style-name="P11" draw:layer="layout" svg:width="0.947cm" svg:height="0.958cm" svg:x="4.667cm" svg:y="11.54cm">
          <draw:text-box>
            <text:p><text:span text:style-name="T11">Ψ</text:span></text:p>
          </draw:text-box>
        </draw:frame>
      </draw:page>
      <draw:page draw:name="page5" draw:style-name="dp1" draw:master-page-name="Default">
        <draw:g>
          <draw:line draw:style-name="gr1" draw:text-style-name="P1" draw:layer="layout" svg:x1="6.019cm" svg:y1="12.288cm" svg:x2="6.019cm" svg:y2="8.904cm">
            <text:p/>
          </draw:line>
          <draw:line draw:style-name="gr1" draw:text-style-name="P1" draw:layer="layout" svg:x1="6.019cm" svg:y1="12.288cm" svg:x2="10.418cm" svg:y2="12.288cm">
            <text:p/>
          </draw:line>
          <draw:frame draw:style-name="gr23" draw:text-style-name="P2" draw:layer="layout" svg:width="0.938cm" svg:height="0.968cm" svg:x="10.147cm" svg:y="12.153cm">
            <draw:text-box>
              <text:p><text:span text:style-name="T1">p</text:span><text:span text:style-name="T2">1</text:span></text:p>
            </draw:text-box>
          </draw:frame>
          <draw:line draw:style-name="gr1" draw:text-style-name="P1" draw:layer="layout" svg:x1="6.019cm" svg:y1="12.288cm" svg:x2="5.182cm" svg:y2="13.125cm">
            <text:p/>
          </draw:line>
          <draw:frame draw:style-name="gr23" draw:text-style-name="P2" draw:layer="layout" svg:width="0.938cm" svg:height="0.968cm" svg:x="4.423cm" svg:y="12.78cm">
            <draw:text-box>
              <text:p><text:span text:style-name="T1">p</text:span><text:span text:style-name="T2">3</text:span></text:p>
            </draw:text-box>
          </draw:frame>
          <draw:custom-shape draw:style-name="gr8" draw:text-style-name="P1" draw:layer="layout" svg:width="3.538cm" svg:height="2.723cm" svg:x="5.951cm" svg:y="9.1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24" draw:text-style-name="P2" draw:layer="layout" svg:width="0.938cm" svg:height="0.968cm" svg:x="5.113cm" svg:y="8.499cm">
            <draw:text-box>
              <text:p><text:span text:style-name="T1">p</text:span><text:span text:style-name="T2">2</text:span></text:p>
            </draw:text-box>
          </draw:frame>
        </draw:g>
        <draw:g>
          <draw:custom-shape draw:style-name="gr25" draw:text-style-name="P1" draw:layer="layout" svg:width="1.865cm" svg:height="1.434cm" svg:x="13.564cm" svg:y="12.48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6" draw:text-style-name="P1" draw:layer="layout" svg:width="1.864cm" svg:height="1.434cm" svg:x="12.075cm" svg:y="12.48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" draw:text-style-name="P1" draw:layer="layout" svg:x1="11.82cm" svg:y1="14.795cm" svg:x2="11.82cm" svg:y2="11.411cm">
            <text:p/>
          </draw:line>
          <draw:line draw:style-name="gr1" draw:text-style-name="P1" draw:layer="layout" svg:x1="11.82cm" svg:y1="14.794cm" svg:x2="15.817cm" svg:y2="14.794cm">
            <text:p/>
          </draw:line>
          <draw:frame draw:style-name="gr23" draw:text-style-name="P2" draw:layer="layout" svg:width="0.938cm" svg:height="0.968cm" svg:x="14.948cm" svg:y="14.659cm">
            <draw:text-box>
              <text:p><text:span text:style-name="T1">p</text:span><text:span text:style-name="T2">1</text:span></text:p>
            </draw:text-box>
          </draw:frame>
          <draw:line draw:style-name="gr1" draw:text-style-name="P1" draw:layer="layout" svg:x1="11.82cm" svg:y1="14.794cm" svg:x2="11.159cm" svg:y2="15.455cm">
            <text:p/>
          </draw:line>
          <draw:frame draw:style-name="gr24" draw:text-style-name="P2" draw:layer="layout" svg:width="0.938cm" svg:height="0.968cm" svg:x="10.451cm" svg:y="14.508cm">
            <draw:text-box>
              <text:p><text:span text:style-name="T1">p</text:span><text:span text:style-name="T2">3</text:span></text:p>
            </draw:text-box>
          </draw:frame>
          <draw:frame draw:style-name="gr27" draw:text-style-name="P2" draw:layer="layout" svg:width="0.938cm" svg:height="0.968cm" svg:x="10.979cm" svg:y="11.005cm">
            <draw:text-box>
              <text:p><text:span text:style-name="T1">p</text:span><text:span text:style-name="T2">2</text:span></text:p>
            </draw:text-box>
          </draw:frame>
          <draw:custom-shape draw:style-name="gr28" draw:text-style-name="P1" draw:layer="layout" svg:width="1.864cm" svg:height="1.434cm" svg:x="12.075cm" svg:y="11.4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" draw:text-style-name="P1" draw:layer="layout" svg:width="1.865cm" svg:height="1.434cm" svg:x="13.564cm" svg:y="11.4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0" draw:text-style-name="P1" draw:layer="layout" svg:width="1.865cm" svg:height="1.434cm" svg:x="11.736cm" svg:y="12.82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1" draw:text-style-name="P1" draw:layer="layout" svg:width="1.864cm" svg:height="1.434cm" svg:x="13.225cm" svg:y="12.82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2" draw:text-style-name="P1" draw:layer="layout" svg:width="1.865cm" svg:height="1.434cm" svg:x="11.736cm" svg:y="11.7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3" draw:text-style-name="P1" draw:layer="layout" svg:width="1.864cm" svg:height="1.434cm" svg:x="13.225cm" svg:y="11.7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line draw:style-name="gr22" draw:text-style-name="P10" draw:layer="layout" svg:x1="8.341cm" svg:y1="12.908cm" svg:x2="10.931cm" svg:y2="14.021cm">
          <text:p/>
        </draw:line>
        <draw:frame draw:style-name="gr2" draw:text-style-name="P11" draw:layer="layout" svg:width="0.947cm" svg:height="0.958cm" svg:x="8.767cm" svg:y="13.239cm">
          <draw:text-box>
            <text:p><text:span text:style-name="T11">Ψ</text:span></text:p>
          </draw:text-box>
        </draw:frame>
      </draw:page>
      <draw:page draw:name="page6" draw:style-name="dp1" draw:master-page-name="Default">
        <draw:line draw:style-name="gr1" draw:text-style-name="P1" draw:layer="layout" svg:x1="6.76cm" svg:y1="6.854cm" svg:x2="6.76cm" svg:y2="1.687cm">
          <text:p/>
        </draw:line>
        <draw:line draw:style-name="gr1" draw:text-style-name="P1" draw:layer="layout" svg:x1="6.76cm" svg:y1="6.854cm" svg:x2="13.477cm" svg:y2="6.854cm">
          <text:p/>
        </draw:line>
        <draw:frame draw:style-name="gr34" draw:text-style-name="P12" draw:layer="layout" svg:width="0.97cm" svg:height="1.001cm" svg:x="13.063cm" svg:y="6.647cm">
          <draw:text-box>
            <text:p><text:span text:style-name="T1">o</text:span><text:span text:style-name="T2">1</text:span></text:p>
          </draw:text-box>
        </draw:frame>
        <draw:frame draw:style-name="gr35" draw:text-style-name="P12" draw:layer="layout" svg:width="0.968cm" svg:height="1.001cm" svg:x="5.818cm" svg:y="1.692cm">
          <draw:text-box>
            <text:p><text:span text:style-name="T1">o</text:span><text:span text:style-name="T2">2</text:span></text:p>
          </draw:text-box>
        </draw:frame>
        <draw:g xml:id="id17" draw:id="id17">
          <draw:line draw:style-name="gr11" draw:text-style-name="P1" draw:layer="layout" svg:x1="8.104cm" svg:y1="4.373cm" svg:x2="8.257cm" svg:y2="4.139cm">
            <text:p/>
          </draw:line>
          <draw:line draw:style-name="gr11" draw:text-style-name="P1" draw:layer="layout" svg:x1="8.104cm" svg:y1="4.139cm" svg:x2="8.257cm" svg:y2="4.373cm">
            <text:p/>
          </draw:line>
        </draw:g>
        <draw:g xml:id="id19" draw:id="id19">
          <draw:line draw:style-name="gr11" draw:text-style-name="P1" draw:layer="layout" svg:x1="8.31cm" svg:y1="4.683cm" svg:x2="8.463cm" svg:y2="4.449cm">
            <text:p/>
          </draw:line>
          <draw:line draw:style-name="gr11" draw:text-style-name="P1" draw:layer="layout" svg:x1="8.31cm" svg:y1="4.449cm" svg:x2="8.463cm" svg:y2="4.683cm">
            <text:p/>
          </draw:line>
        </draw:g>
        <draw:g>
          <draw:line draw:style-name="gr11" draw:text-style-name="P1" draw:layer="layout" svg:x1="8.517cm" svg:y1="4.89cm" svg:x2="8.67cm" svg:y2="4.656cm">
            <text:p/>
          </draw:line>
          <draw:line draw:style-name="gr11" draw:text-style-name="P1" draw:layer="layout" svg:x1="8.517cm" svg:y1="4.656cm" svg:x2="8.67cm" svg:y2="4.89cm">
            <text:p/>
          </draw:line>
        </draw:g>
        <draw:g xml:id="id21" draw:id="id21">
          <draw:line draw:style-name="gr11" draw:text-style-name="P1" draw:layer="layout" svg:x1="8.62cm" svg:y1="5.2cm" svg:x2="8.773cm" svg:y2="4.966cm">
            <text:p/>
          </draw:line>
          <draw:line draw:style-name="gr11" draw:text-style-name="P1" draw:layer="layout" svg:x1="8.62cm" svg:y1="4.966cm" svg:x2="8.773cm" svg:y2="5.2cm">
            <text:p/>
          </draw:line>
        </draw:g>
        <draw:g xml:id="id23" draw:id="id23">
          <draw:line draw:style-name="gr11" draw:text-style-name="P1" draw:layer="layout" svg:x1="8.827cm" svg:y1="5.51cm" svg:x2="8.98cm" svg:y2="5.276cm">
            <text:p/>
          </draw:line>
          <draw:line draw:style-name="gr11" draw:text-style-name="P1" draw:layer="layout" svg:x1="8.827cm" svg:y1="5.276cm" svg:x2="8.98cm" svg:y2="5.51cm">
            <text:p/>
          </draw:line>
        </draw:g>
        <draw:g xml:id="id25" draw:id="id25">
          <draw:line draw:style-name="gr11" draw:text-style-name="P1" draw:layer="layout" svg:x1="9.034cm" svg:y1="5.716cm" svg:x2="9.187cm" svg:y2="5.482cm">
            <text:p/>
          </draw:line>
          <draw:line draw:style-name="gr11" draw:text-style-name="P1" draw:layer="layout" svg:x1="9.034cm" svg:y1="5.482cm" svg:x2="9.187cm" svg:y2="5.716cm">
            <text:p/>
          </draw:line>
        </draw:g>
        <draw:g xml:id="id27" draw:id="id27">
          <draw:line draw:style-name="gr11" draw:text-style-name="P1" draw:layer="layout" svg:x1="9.24cm" svg:y1="5.923cm" svg:x2="9.393cm" svg:y2="5.689cm">
            <text:p/>
          </draw:line>
          <draw:line draw:style-name="gr11" draw:text-style-name="P1" draw:layer="layout" svg:x1="9.24cm" svg:y1="5.689cm" svg:x2="9.393cm" svg:y2="5.923cm">
            <text:p/>
          </draw:line>
        </draw:g>
        <draw:g xml:id="id29" draw:id="id29">
          <draw:line draw:style-name="gr11" draw:text-style-name="P1" draw:layer="layout" svg:x1="9.447cm" svg:y1="6.13cm" svg:x2="9.6cm" svg:y2="5.896cm">
            <text:p/>
          </draw:line>
          <draw:line draw:style-name="gr11" draw:text-style-name="P1" draw:layer="layout" svg:x1="9.447cm" svg:y1="5.896cm" svg:x2="9.6cm" svg:y2="6.13cm">
            <text:p/>
          </draw:line>
        </draw:g>
        <draw:frame draw:style-name="gr36" draw:text-style-name="P7" xml:id="id9" draw:id="id9" draw:layer="layout" svg:width="1.14cm" svg:height="0.647cm" svg:x="11.04cm" svg:y="5.622cm">
          <draw:text-box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11.04cm" svg:y1="5.945cm" svg:x2="8.865cm" svg:y2="4.613cm" draw:start-shape="id9" draw:start-glue-point="3" svg:d="M11040 5945c-2005 0-918-1332-2175-1332" svg:viewBox="0 0 2176 1333">
          <text:p/>
        </draw:connector>
        <draw:custom-shape draw:style-name="gr14" draw:text-style-name="P1" draw:layer="layout" svg:width="0.725cm" svg:height="3.857cm" draw:transform="skewX (-0.000174532925199351) rotate (0.523598775598299) translate (7.328cm 3.2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line draw:style-name="gr11" draw:text-style-name="P1" draw:layer="layout" svg:x1="7.69cm" svg:y1="3.546cm" svg:x2="7.843cm" svg:y2="3.312cm">
            <text:p/>
          </draw:line>
          <draw:line draw:style-name="gr11" draw:text-style-name="P1" draw:layer="layout" svg:x1="7.69cm" svg:y1="3.312cm" svg:x2="7.843cm" svg:y2="3.546cm">
            <text:p/>
          </draw:line>
        </draw:g>
        <draw:g xml:id="id15" draw:id="id15">
          <draw:line draw:style-name="gr11" draw:text-style-name="P1" draw:layer="layout" svg:x1="7.897cm" svg:y1="3.856cm" svg:x2="8.05cm" svg:y2="3.622cm">
            <text:p/>
          </draw:line>
          <draw:line draw:style-name="gr11" draw:text-style-name="P1" draw:layer="layout" svg:x1="7.897cm" svg:y1="3.622cm" svg:x2="8.05cm" svg:y2="3.856cm">
            <text:p/>
          </draw:line>
        </draw:g>
        <draw:g xml:id="id13" draw:id="id13">
          <draw:line draw:style-name="gr11" draw:text-style-name="P1" draw:layer="layout" svg:x1="8cm" svg:y1="4.063cm" svg:x2="8.153cm" svg:y2="3.829cm">
            <text:p/>
          </draw:line>
          <draw:line draw:style-name="gr11" draw:text-style-name="P1" draw:layer="layout" svg:x1="8cm" svg:y1="3.829cm" svg:x2="8.153cm" svg:y2="4.063cm">
            <text:p/>
          </draw:line>
        </draw:g>
        <draw:line draw:style-name="gr1" draw:text-style-name="P1" draw:layer="layout" svg:x1="4.825cm" svg:y1="9.699cm" svg:x2="4.825cm" svg:y2="4.532cm">
          <text:p/>
        </draw:line>
        <draw:line draw:style-name="gr1" draw:text-style-name="P1" draw:layer="layout" svg:x1="4.825cm" svg:y1="9.698cm" svg:x2="11.542cm" svg:y2="9.698cm">
          <text:p/>
        </draw:line>
        <draw:frame draw:style-name="gr37" draw:text-style-name="P12" draw:layer="layout" svg:width="0.97cm" svg:height="1cm" svg:x="11.128cm" svg:y="9.492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25cm" svg:y1="9.698cm" svg:x2="1.725cm" svg:y2="12.798cm">
          <text:p/>
        </draw:line>
        <draw:frame draw:style-name="gr34" draw:text-style-name="P12" draw:layer="layout" svg:width="0.97cm" svg:height="1.001cm" svg:x="1.725cm" svg:y="12.488cm">
          <draw:text-box>
            <text:p><text:span text:style-name="T1">p</text:span><text:span text:style-name="T2">3</text:span></text:p>
          </draw:text-box>
        </draw:frame>
        <draw:frame draw:style-name="gr38" draw:text-style-name="P12" draw:layer="layout" svg:width="0.968cm" svg:height="0.999cm" svg:x="4.717cm" svg:y="7.173cm">
          <draw:text-box>
            <text:p><text:span text:style-name="T1">p</text:span><text:span text:style-name="T2">3</text:span></text:p>
          </draw:text-box>
        </draw:frame>
        <draw:g xml:id="id10" draw:id="id10">
          <draw:line draw:style-name="gr12" draw:text-style-name="P1" draw:layer="layout" svg:x1="5.348cm" svg:y1="6.714cm" svg:x2="5.501cm" svg:y2="6.48cm">
            <text:p/>
          </draw:line>
          <draw:line draw:style-name="gr12" draw:text-style-name="P1" draw:layer="layout" svg:x1="5.348cm" svg:y1="6.48cm" svg:x2="5.501cm" svg:y2="6.714cm">
            <text:p/>
          </draw:line>
        </draw:g>
        <draw:g xml:id="id14" draw:id="id14">
          <draw:line draw:style-name="gr12" draw:text-style-name="P1" draw:layer="layout" svg:x1="5.554cm" svg:y1="7.024cm" svg:x2="5.707cm" svg:y2="6.79cm">
            <text:p/>
          </draw:line>
          <draw:line draw:style-name="gr12" draw:text-style-name="P1" draw:layer="layout" svg:x1="5.554cm" svg:y1="6.79cm" svg:x2="5.707cm" svg:y2="7.024cm">
            <text:p/>
          </draw:line>
        </draw:g>
        <draw:g xml:id="id12" draw:id="id12">
          <draw:line draw:style-name="gr12" draw:text-style-name="P1" draw:layer="layout" svg:x1="5.864cm" svg:y1="6.817cm" svg:x2="6.017cm" svg:y2="6.583cm">
            <text:p/>
          </draw:line>
          <draw:line draw:style-name="gr12" draw:text-style-name="P1" draw:layer="layout" svg:x1="5.864cm" svg:y1="6.583cm" svg:x2="6.017cm" svg:y2="6.817cm">
            <text:p/>
          </draw:line>
        </draw:g>
        <draw:g xml:id="id16" draw:id="id16">
          <draw:line draw:style-name="gr12" draw:text-style-name="P1" draw:layer="layout" svg:x1="5.244cm" svg:y1="7.334cm" svg:x2="5.397cm" svg:y2="7.1cm">
            <text:p/>
          </draw:line>
          <draw:line draw:style-name="gr12" draw:text-style-name="P1" draw:layer="layout" svg:x1="5.244cm" svg:y1="7.1cm" svg:x2="5.397cm" svg:y2="7.334cm">
            <text:p/>
          </draw:line>
        </draw:g>
        <draw:g xml:id="id18" draw:id="id18">
          <draw:line draw:style-name="gr12" draw:text-style-name="P1" draw:layer="layout" svg:x1="5.864cm" svg:y1="7.334cm" svg:x2="6.017cm" svg:y2="7.1cm">
            <text:p/>
          </draw:line>
          <draw:line draw:style-name="gr12" draw:text-style-name="P1" draw:layer="layout" svg:x1="5.864cm" svg:y1="7.1cm" svg:x2="6.017cm" svg:y2="7.334cm">
            <text:p/>
          </draw:line>
        </draw:g>
        <draw:g xml:id="id22" draw:id="id22">
          <draw:line draw:style-name="gr12" draw:text-style-name="P1" draw:layer="layout" svg:x1="5.864cm" svg:y1="9.814cm" svg:x2="6.017cm" svg:y2="9.58cm">
            <text:p/>
          </draw:line>
          <draw:line draw:style-name="gr12" draw:text-style-name="P1" draw:layer="layout" svg:x1="5.864cm" svg:y1="9.58cm" svg:x2="6.017cm" svg:y2="9.814cm">
            <text:p/>
          </draw:line>
        </draw:g>
        <draw:g xml:id="id24" draw:id="id24">
          <draw:line draw:style-name="gr12" draw:text-style-name="P1" draw:layer="layout" svg:x1="6.174cm" svg:y1="10.124cm" svg:x2="6.327cm" svg:y2="9.89cm">
            <text:p/>
          </draw:line>
          <draw:line draw:style-name="gr12" draw:text-style-name="P1" draw:layer="layout" svg:x1="6.174cm" svg:y1="9.89cm" svg:x2="6.327cm" svg:y2="10.124cm">
            <text:p/>
          </draw:line>
        </draw:g>
        <draw:g xml:id="id20" draw:id="id20">
          <draw:line draw:style-name="gr12" draw:text-style-name="P1" draw:layer="layout" svg:x1="5.554cm" svg:y1="9.504cm" svg:x2="5.707cm" svg:y2="9.27cm">
            <text:p/>
          </draw:line>
          <draw:line draw:style-name="gr12" draw:text-style-name="P1" draw:layer="layout" svg:x1="5.554cm" svg:y1="9.27cm" svg:x2="5.707cm" svg:y2="9.504cm">
            <text:p/>
          </draw:line>
        </draw:g>
        <draw:g xml:id="id26" draw:id="id26">
          <draw:line draw:style-name="gr12" draw:text-style-name="P1" draw:layer="layout" svg:x1="6.381cm" svg:y1="10.33cm" svg:x2="6.534cm" svg:y2="10.096cm">
            <text:p/>
          </draw:line>
          <draw:line draw:style-name="gr12" draw:text-style-name="P1" draw:layer="layout" svg:x1="6.381cm" svg:y1="10.096cm" svg:x2="6.534cm" svg:y2="10.33cm">
            <text:p/>
          </draw:line>
        </draw:g>
        <draw:g xml:id="id28" draw:id="id28">
          <draw:line draw:style-name="gr12" draw:text-style-name="P1" draw:layer="layout" svg:x1="6.898cm" svg:y1="11.88cm" svg:x2="7.051cm" svg:y2="11.646cm">
            <text:p/>
          </draw:line>
          <draw:line draw:style-name="gr12" draw:text-style-name="P1" draw:layer="layout" svg:x1="6.898cm" svg:y1="11.646cm" svg:x2="7.051cm" svg:y2="11.88cm">
            <text:p/>
          </draw:line>
        </draw:g>
        <draw:connector draw:style-name="gr39" draw:text-style-name="P1" draw:layer="layout" draw:type="line" svg:x1="5.424cm" svg:y1="6.48cm" svg:x2="7.766cm" svg:y2="3.312cm" draw:start-shape="id10" draw:start-glue-point="0" draw:end-shape="id11" draw:end-glue-point="0" svg:d="M5424 6480l2342-3168" svg:viewBox="0 0 2343 3169">
          <text:p/>
        </draw:connector>
        <draw:connector draw:style-name="gr39" draw:text-style-name="P1" draw:layer="layout" draw:type="line" svg:x1="5.94cm" svg:y1="6.583cm" svg:x2="8.076cm" svg:y2="3.829cm" draw:start-shape="id12" draw:start-glue-point="0" draw:end-shape="id13" draw:end-glue-point="0" svg:d="M5940 6583l2136-2754" svg:viewBox="0 0 2137 2755">
          <text:p/>
        </draw:connector>
        <draw:connector draw:style-name="gr39" draw:text-style-name="P1" draw:layer="layout" draw:type="line" svg:x1="5.63cm" svg:y1="6.79cm" svg:x2="7.897cm" svg:y2="3.739cm" draw:start-shape="id14" draw:start-glue-point="0" draw:end-shape="id15" draw:end-glue-point="3" svg:d="M5630 6790l2267-3051" svg:viewBox="0 0 2268 3052">
          <text:p/>
        </draw:connector>
        <draw:connector draw:style-name="gr39" draw:text-style-name="P1" draw:layer="layout" draw:type="line" svg:x1="5.32cm" svg:y1="7.1cm" svg:x2="8.18cm" svg:y2="4.373cm" draw:start-shape="id16" draw:start-glue-point="0" draw:end-shape="id17" draw:end-glue-point="2" svg:d="M5320 7100l2860-2727" svg:viewBox="0 0 2861 2728">
          <text:p/>
        </draw:connector>
        <draw:connector draw:style-name="gr39" draw:text-style-name="P1" draw:layer="layout" draw:type="line" svg:x1="6.017cm" svg:y1="7.217cm" svg:x2="8.463cm" svg:y2="4.566cm" draw:start-shape="id18" draw:start-glue-point="1" draw:end-shape="id19" draw:end-glue-point="1" svg:d="M6017 7217l2446-2651" svg:viewBox="0 0 2447 2652">
          <text:p/>
        </draw:connector>
        <draw:connector draw:style-name="gr39" draw:text-style-name="P1" draw:layer="layout" draw:type="line" svg:x1="5.707cm" svg:y1="9.387cm" svg:x2="8.696cm" svg:y2="5.2cm" draw:start-shape="id20" draw:start-glue-point="1" draw:end-shape="id21" draw:end-glue-point="2" svg:d="M5707 9387l2989-4187" svg:viewBox="0 0 2990 4188">
          <text:p/>
        </draw:connector>
        <draw:connector draw:style-name="gr39" draw:text-style-name="P1" draw:layer="layout" draw:type="line" svg:x1="5.94cm" svg:y1="9.814cm" svg:x2="8.903cm" svg:y2="5.51cm" draw:start-shape="id22" draw:start-glue-point="2" draw:end-shape="id23" draw:end-glue-point="2" svg:d="M5940 9814l2963-4304" svg:viewBox="0 0 2964 4305">
          <text:p/>
        </draw:connector>
        <draw:connector draw:style-name="gr39" draw:text-style-name="P1" draw:layer="layout" draw:type="line" svg:x1="6.327cm" svg:y1="10.007cm" svg:x2="9.11cm" svg:y2="5.716cm" draw:start-shape="id24" draw:start-glue-point="1" draw:end-shape="id25" draw:end-glue-point="2" svg:d="M6327 10007l2783-4291" svg:viewBox="0 0 2784 4292">
          <text:p/>
        </draw:connector>
        <draw:connector draw:style-name="gr39" draw:text-style-name="P1" draw:layer="layout" draw:type="line" svg:x1="6.534cm" svg:y1="10.213cm" svg:x2="9.316cm" svg:y2="5.923cm" draw:start-shape="id26" draw:start-glue-point="1" draw:end-shape="id27" draw:end-glue-point="2" svg:d="M6534 10213l2782-4290" svg:viewBox="0 0 2783 4291">
          <text:p/>
        </draw:connector>
        <draw:connector draw:style-name="gr39" draw:text-style-name="P1" draw:layer="layout" draw:type="line" svg:x1="6.974cm" svg:y1="11.646cm" svg:x2="9.523cm" svg:y2="6.13cm" draw:start-shape="id28" draw:start-glue-point="0" draw:end-shape="id29" draw:end-glue-point="2" svg:d="M6974 11646l2549-5516" svg:viewBox="0 0 2550 5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51" draw:display-name="Hatch 51" draw:style="double" draw:color="#800000" draw:distance="0.3cm" draw:rotation="900"/>
    <draw:hatch draw:name="Hatch_20_52" draw:display-name="Hatch 52" draw:style="double" draw:color="#0084d1" draw:distance="0.3cm" draw:rotation="900"/>
    <draw:hatch draw:name="Hatch_20_53" draw:display-name="Hatch 53" draw:style="double" draw:color="#92cca4" draw:distance="0.3cm" draw:rotation="900"/>
    <draw:hatch draw:name="Hatch_20_54" draw:display-name="Hatch 54" draw:style="double" draw:color="#e6e664" draw:distance="0.3cm" draw:rotation="900"/>
    <draw:hatch draw:name="Hatch_20_55" draw:display-name="Hatch 55" draw:style="double" draw:color="#ff950e" draw:distance="0.3cm" draw:rotation="900"/>
    <draw:hatch draw:name="Hatch_20_56" draw:display-name="Hatch 56" draw:style="double" draw:color="#9966cc" draw:distance="0.3cm" draw:rotation="900"/>
    <draw:hatch draw:name="Hatch_20_57" draw:display-name="Hatch 57" draw:style="double" draw:color="#ff3366" draw:distance="0.3cm" draw:rotation="900"/>
    <draw:hatch draw:name="Hatch_20_58" draw:display-name="Hatch 58" draw:style="double" draw:color="#999999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H51M40S</meta:editing-duration>
    <meta:editing-cycles>19</meta:editing-cycles>
    <meta:generator>LibreOffice/4.2.5.2$Linux_X86_64 LibreOffice_project/61cb170a04bb1f12e77c884eab9192be736ec5f5</meta:generator>
    <dc:date>2014-07-24T14:25:43.085979509</dc:date>
    <dc:creator>araldo </dc:creator>
    <meta:document-statistic meta:object-count="321"/>
  </office:meta>
</office:document-meta>
</file>